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2639" officeooo:paragraph-rsid="000b2639"/>
    </style:style>
    <style:style style:name="T1" style:family="text">
      <style:text-properties officeooo:rsid="000c3a09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<text:s/>2</text:p>
      <text:p text:style-name="P1"/>
      <text:p text:style-name="P1">1. Reconoce cada una de las siguientes características de diseño actual.</text:p>
      <text:p text:style-name="P1">2. Pon un ejemplo de cada una.</text:p>
      <text:p text:style-name="P1"/>
      <text:p text:style-name="P1">Aplicaciones web progresivas (PWA): Las aplicaciones web progresivas son aplicaciones que funcionan como una aplicación nativa, pero en un navegador. Un ejemplo es Telegram.</text:p>
      <text:p text:style-name="P1"/>
      <text:p text:style-name="P1">WebAssembly: <text:s/>Es un tipo de código que permite que código de web se ejecute casi al mismo nivel que código nativo, permitiendo un mayor rendimiento y compatibilidad con clientes. Un ejemplo es la página de Google Earth.</text:p>
      <text:p text:style-name="P1"/>
      <text:p text:style-name="P1">Búsqueda y navegación por voz: Es una función que permite mediante un input de voz, interactuar con la web. Un ejemplo muy claro es el <text:s/>que tiene el buscador de Google.</text:p>
      <text:p text:style-name="P1"/>
      <text:p text:style-name="P1">IA: Son funciones que permiten controlar y modificar datos de forma automática. Un ejemplo sería el reconocimiento facial en algunos móviles.</text:p>
      <text:p text:style-name="P1"/>
      <text:p text:style-name="P1">Modo Oscuro: El modo oscuro es una opción que se utiliza para un menor desgaste ocular y para el ahorro de energía. Casi todos los ordenadores tienen esta opción. Hay un ejemplo llamado Git.</text:p>
      <text:p text:style-name="P1"/>
      <text:p text:style-name="P1">Angular, React: <text:s/></text:p>
      <text:p text:style-name="P1"/>
      <text:p text:style-name="P1">Angular es un framework de código abierto que permite crear aplicaciones de una única página. Como ejemplo está Gmail.</text:p>
      <text:p text:style-name="P1">React es una biblioteca usado para el desarrollo de UI en aplicaciones web y móviles. Un ejemplo es IMDb.</text:p>
      <text:p text:style-name="P1"/>
      <text:p text:style-name="P1">WebGL: Es una interfaz que permite la renderización de gráficos 3d en aplicaciones web. Como ejemplo, WebGLWater.</text:p>
      <text:p text:style-name="P1"/>
      <text:p text:style-name="P1">Fuentes: ¿cuáles son las más usadas?: Las fuentes más usadas son Arial, Arial Narrow, Times, Times New Roman, Helvética, Courier, Courier New, Verdana, Candara, Ginebra, Calibri, Optima, Cambria, Garamond, Perpetua, Monaco, Didot, Brush Script, Lucida Bright y Copperplate.</text:p>
      <text:p text:style-name="P1"/>
      <text:p text:style-name="P1">Títulos: ¿cada vez son más grandes o más pequeños?: Cada vez más grandes, para tema de uso responsivo y para llamar más la atención.</text:p>
      <text:p text:style-name="P1"/>
      <text:p text:style-name="P1">Gráficos Vectoriales: Los gráficos vectoriales son un tipo de imagen formadas por funciones. Esto mejora el rendimiento de la página, pues no es una imagen, sino una función que la dibuja.</text:p>
      <text:p text:style-name="P1"/>
      <text:p text:style-name="P1">Scrolling Desing:</text:p>
      <text:p text:style-name="P1">- Scroll Infinito: Es una función que permite en una página deslizarla, para poder acceder a más contenido sin tener que cambiar de página. Un ejemplo sería Facebook.</text:p>
      <text:p text:style-name="P1">- Efecto Parallax: Es un efecto producido por el cambio de velocidad en los elementos de una página al hacer scroll o moverse por ella, creando un efecto de <text:s/>profundidad. Un ejemplo es la página DogStudio.</text:p>
      <text:p text:style-name="P1"/>
      <text:p text:style-name="P1">WebXR(AR y VR): Las WebXR son páginas que utilizan realidad virtual y aumentada como una nueva forma de interactuar con ella. Un ejemplo es <text:s/>la página Bouncing Band.</text:p>
      <text:p text:style-name="P1"/>
      <text:p text:style-name="P1"><text:soft-page-break/>Neoformismo: El neoformismo es un tipo de interfaz gráfica que pretende imitar lo real. Un ejemplo es </text:p>
      <text:p text:style-name="P1"/>
      <text:p text:style-name="P1">Degradados: <text:span text:style-name="T1">El uso de degradados en página web permite expresar diferentes sensaciones mediante los colores. Un ejemplo es Spotify.</text:span></text:p>
      <text:p text:style-name="P1"/>
      <text:p text:style-name="P1">Imágenes: ¿cada vez más grandes o más pequeñas? <text:span text:style-name="T1">Las imágenes son cada vez más grandes, ya que de forma ilustrativa, es más llamativo el sitio web. Un ejemplo es Marca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0:50:05.682000000</meta:creation-date>
    <dc:date>2024-09-30T08:48:49.929000000</dc:date>
    <meta:editing-duration>PT2H18M22S</meta:editing-duration>
    <meta:editing-cycles>2</meta:editing-cycles>
    <meta:generator>LibreOffice/7.6.1.2$Windows_X86_64 LibreOffice_project/f5defcebd022c5bc36bbb79be232cb6926d8f674</meta:generator>
    <meta:document-statistic meta:table-count="0" meta:image-count="0" meta:object-count="0" meta:page-count="2" meta:paragraph-count="22" meta:word-count="477" meta:character-count="2904" meta:non-whitespace-character-count="2441"/>
  </office:meta>
</office:document-meta>
</file>